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036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082cm"/>
    </style:style>
    <style:style style:name="co7" style:family="table-column">
      <style:table-column-properties fo:break-before="auto" style:column-width="1.5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row table:style-name="ro3">
          <table:table-cell table:number-columns-repeated="12"/>
        </table:table-row>
        <table:table-row table:style-name="ro3">
          <table:table-cell table:number-columns-repeated="3"/>
          <table:table-cell table:style-name="ce2" office:value-type="string" table:number-columns-spanned="9" table:number-rows-spanned="1">
            <text:p>Steps</text:p>
          </table:table-cell>
          <table:covered-table-cell table:number-columns-repeated="8"/>
        </table:table-row>
        <table:table-row table:style-name="ro3">
          <table:table-cell/>
          <table:table-cell office:value-type="string">
            <text:p>STATE</text:p>
          </table:table-cell>
          <table:table-cell office:value-type="string">
            <text:p>CITY</text:p>
          </table:table-cell>
          <table:table-cell office:value-type="string">
            <text:p>Login</text:p>
          </table:table-cell>
          <table:table-cell office:value-type="string">
            <text:p>SelectLocation</text:p>
          </table:table-cell>
          <table:table-cell office:value-type="string">
            <text:p>ChooseType</text:p>
          </table:table-cell>
          <table:table-cell office:value-type="string">
            <text:p>ChooseCategory</text:p>
          </table:table-cell>
          <table:table-cell office:value-type="string">
            <text:p>PostProperty</text:p>
          </table:table-cell>
          <table:table-cell office:value-type="string">
            <text:p>GeoVerify</text:p>
          </table:table-cell>
          <table:table-cell office:value-type="string">
            <text:p>PostImage</text:p>
          </table:table-cell>
          <table:table-cell office:value-type="string">
            <text:p>DoneWithImages</text:p>
          </table:table-cell>
          <table:table-cell office:value-type="string">
            <text:p>Publish</text:p>
          </table:table-cell>
        </table:table-row>
        <table:table-row table:style-name="ro3">
          <table:table-cell/>
          <table:table-cell office:value-type="string">
            <text:p>Alabama</text:p>
          </table:table-cell>
          <table:table-cell office:value-type="string">
            <text:p>auburn</text:p>
          </table:table-cell>
          <table:table-cell table:number-columns-repeated="6" office:value-type="string">
            <text:p>x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birmingham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dothan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gadsden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huntsville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mobile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montgomery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the shoals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tuscaloosa</text:p>
          </table:table-cell>
          <table:table-cell table:number-columns-repeated="9"/>
        </table:table-row>
        <table:table-row table:style-name="ro3" table:number-rows-repeated="1048563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3:19:47</meta:creation-date>
    <meta:editing-duration>PT3M57S</meta:editing-duration>
    <meta:editing-cycles>2</meta:editing-cycles>
    <meta:generator>LibreOffice/3.5$Linux_X86_64 LibreOffice_project/350m1$Build-2</meta:generator>
    <meta:initial-creator>StormShadow </meta:initial-creator>
    <dc:date>2014-03-03T13:38:52</dc:date>
    <dc:creator>StormShadow </dc:creator>
    <meta:document-statistic meta:table-count="3" meta:cell-count="28" meta:object-count="0"/>
  </office:meta>
</office:document-meta>
</file>